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2" style:family="paragraph" style:parent-style-name="Standard">
      <style:paragraph-properties fo:line-height="100%" fo:text-align="justify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//Définition des MOBS</text:p>
      <text:p text:style-name="P1">void main()</text:p>
      <text:p text:style-name="P1"><text:tab/>{</text:p>
      <text:p text:style-name="P1"><text:tab/><text:tab/></text:p>
      <text:p text:style-name="P1">//[1]vie [2]arm [3]degP [4]degM [5]ResM [6]Endu [7]Mana [8]Gold [9]exp</text:p>
      <text:p text:style-name="P1"><text:tab/><text:tab/>int[][]MOBS=new int[17][10];</text:p>
      <text:p text:style-name="P1">//Pou<text:tab/><text:tab/></text:p>
      <text:p text:style-name="P1"><text:tab/><text:tab/>MOBS[1][1]=20;</text:p>
      <text:p text:style-name="P1"><text:tab/><text:tab/>MOBS[1][2]=0;</text:p>
      <text:p text:style-name="P1"><text:tab/><text:tab/>MOBS[1][3]=1;</text:p>
      <text:p text:style-name="P1"><text:tab/><text:tab/>MOBS[1][4]=0;</text:p>
      <text:p text:style-name="P1"><text:tab/><text:tab/>MOBS[1][5]=0;</text:p>
      <text:p text:style-name="P1"><text:tab/><text:tab/>MOBS[1][6]=1;</text:p>
      <text:p text:style-name="P1"><text:tab/><text:tab/>MOBS[1][7]=0;</text:p>
      <text:p text:style-name="P1"><text:tab/><text:tab/>MOBS[1][8]=10;</text:p>
      <text:p text:style-name="P1"><text:tab/><text:tab/>MOBS[1][9]=2;</text:p>
      <text:p text:style-name="P1">//MA<text:tab/><text:tab/></text:p>
      <text:p text:style-name="P1"><text:tab/><text:tab/>MOBS[2][1]=75;</text:p>
      <text:p text:style-name="P1"><text:tab/><text:tab/>MOBS[2][2]=0;</text:p>
      <text:p text:style-name="P1"><text:tab/><text:tab/>MOBS[2][3]=2;</text:p>
      <text:p text:style-name="P1"><text:tab/><text:tab/>MOBS[2][4]=5;</text:p>
      <text:p text:style-name="P1"><text:tab/><text:tab/>MOBS[2][5]=10;</text:p>
      <text:p text:style-name="P1"><text:tab/><text:tab/>MOBS[2][6]=10;</text:p>
      <text:p text:style-name="P1"><text:tab/><text:tab/>MOBS[2][7]=20;</text:p>
      <text:p text:style-name="P1"><text:tab/><text:tab/>MOBS[2][8]=30;</text:p>
      <text:p text:style-name="P1"><text:tab/><text:tab/>MOBS[2][9]=10;</text:p>
      <text:p text:style-name="P1">//Elf<text:tab/><text:tab/></text:p>
      <text:p text:style-name="P1"><text:tab/><text:tab/>MOBS[3][1]=75;</text:p>
      <text:p text:style-name="P1"><text:tab/><text:tab/>MOBS[3][2]=0;</text:p>
      <text:p text:style-name="P1"><text:tab/><text:tab/>MOBS[3][3]=5;</text:p>
      <text:p text:style-name="P1"><text:tab/><text:tab/>MOBS[3][4]=2;</text:p>
      <text:p text:style-name="P1"><text:tab/><text:tab/>MOBS[3][5]=10;</text:p>
      <text:p text:style-name="P1"><text:tab/><text:tab/>MOBS[3][6]=20;</text:p>
      <text:p text:style-name="P1"><text:tab/><text:tab/>MOBS[3][7]=10;</text:p>
      <text:p text:style-name="P1"><text:tab/><text:tab/>MOBS[3][8]=10;</text:p>
      <text:p text:style-name="P1"><text:tab/><text:tab/>MOBS[3][9]=10;</text:p>
      <text:p text:style-name="P1">//Guard<text:tab/><text:tab/></text:p>
      <text:p text:style-name="P1"><text:tab/><text:tab/>MOBS[4][1]=200;</text:p>
      <text:p text:style-name="P1"><text:tab/><text:tab/>MOBS[4][2]=100;</text:p>
      <text:p text:style-name="P1"><text:tab/><text:tab/>MOBS[4][3]=10;</text:p>
      <text:p text:style-name="P1"><text:tab/><text:tab/>MOBS[4][4]=2;</text:p>
      <text:p text:style-name="P1"><text:tab/><text:tab/>MOBS[4][5]=50;</text:p>
      <text:p text:style-name="P1"><text:tab/><text:tab/>MOBS[4][6]=50;</text:p>
      <text:p text:style-name="P1"><text:tab/><text:tab/>MOBS[4][7]=20;</text:p>
      <text:p text:style-name="P1"><text:tab/><text:tab/>MOBS[4][8]=20;</text:p>
      <text:p text:style-name="P1"><text:tab/><text:tab/>MOBS[4][9]=50;</text:p>
      <text:p text:style-name="P1">//Jomo<text:tab/><text:tab/></text:p>
      <text:p text:style-name="P1"><text:tab/><text:tab/>MOBS[5][1]=300;</text:p>
      <text:p text:style-name="P1"><text:tab/><text:tab/>MOBS[5][2]=40;</text:p>
      <text:p text:style-name="P1"><text:tab/><text:tab/>MOBS[5][3]=10;</text:p>
      <text:p text:style-name="P1"><text:tab/><text:tab/>MOBS[5][4]=10;</text:p>
      <text:p text:style-name="P1"><text:tab/><text:tab/>MOBS[5][5]=40;</text:p>
      <text:p text:style-name="P1"><text:tab/><text:tab/>MOBS[5][6]=50;</text:p>
      <text:p text:style-name="P1"><text:tab/><text:tab/>MOBS[5][7]=50;</text:p>
      <text:p text:style-name="P1"><text:tab/><text:tab/>MOBS[5][8]=20;</text:p>
      <text:p text:style-name="P1"><text:tab/><text:tab/>MOBS[5][9]=100;</text:p>
      <text:p text:style-name="P1">//Barbr<text:tab/><text:tab/></text:p>
      <text:p text:style-name="P1"><text:soft-page-break/><text:tab/><text:tab/>MOBS[6][1]=150;</text:p>
      <text:p text:style-name="P1"><text:tab/><text:tab/>MOBS[6][2]=20;</text:p>
      <text:p text:style-name="P1"><text:tab/><text:tab/>MOBS[6][3]=20;</text:p>
      <text:p text:style-name="P1"><text:tab/><text:tab/>MOBS[6][4]=5;</text:p>
      <text:p text:style-name="P1"><text:tab/><text:tab/>MOBS[6][5]=10;</text:p>
      <text:p text:style-name="P1"><text:tab/><text:tab/>MOBS[6][6]=50;</text:p>
      <text:p text:style-name="P1"><text:tab/><text:tab/>MOBS[6][7]=10;</text:p>
      <text:p text:style-name="P1"><text:tab/><text:tab/>MOBS[6][8]=10;</text:p>
      <text:p text:style-name="P1"><text:tab/><text:tab/>MOBS[6][9]=50;</text:p>
      <text:p text:style-name="P1">//Sangl</text:p>
      <text:p text:style-name="P1"><text:tab/><text:tab/>MOBS[7][1]=200;</text:p>
      <text:p text:style-name="P1"><text:tab/><text:tab/>MOBS[7][2]=50;</text:p>
      <text:p text:style-name="P1"><text:tab/><text:tab/>MOBS[7][3]=10;</text:p>
      <text:p text:style-name="P1"><text:tab/><text:tab/>MOBS[7][4]=0;</text:p>
      <text:p text:style-name="P1"><text:tab/><text:tab/>MOBS[7][5]=0;</text:p>
      <text:p text:style-name="P1"><text:tab/><text:tab/>MOBS[7][6]=1;</text:p>
      <text:p text:style-name="P1"><text:tab/><text:tab/>MOBS[7][7]=0;</text:p>
      <text:p text:style-name="P1"><text:tab/><text:tab/>MOBS[7][8]=5;</text:p>
      <text:p text:style-name="P1"><text:tab/><text:tab/>MOBS[7][9]=20;</text:p>
      <text:p text:style-name="P1">//TrlMg</text:p>
      <text:p text:style-name="P1"><text:tab/><text:tab/>MOBS[8][1]=150;</text:p>
      <text:p text:style-name="P1"><text:tab/><text:tab/>MOBS[8][2]=20;</text:p>
      <text:p text:style-name="P1"><text:tab/><text:tab/>MOBS[8][3]=10;</text:p>
      <text:p text:style-name="P1"><text:tab/><text:tab/>MOBS[8][4]=20;</text:p>
      <text:p text:style-name="P1"><text:tab/><text:tab/>MOBS[8][5]=50;</text:p>
      <text:p text:style-name="P1"><text:tab/><text:tab/>MOBS[8][6]=10;</text:p>
      <text:p text:style-name="P1"><text:tab/><text:tab/>MOBS[8][7]=50;</text:p>
      <text:p text:style-name="P1"><text:tab/><text:tab/>MOBS[8][8]=10;</text:p>
      <text:p text:style-name="P1"><text:tab/><text:tab/>MOBS[8][9]=20;</text:p>
      <text:p text:style-name="P1">//Avent</text:p>
      <text:p text:style-name="P1"><text:tab/><text:tab/>MOBS[9][1]=200;</text:p>
      <text:p text:style-name="P1"><text:tab/><text:tab/>MOBS[9][2]=50;</text:p>
      <text:p text:style-name="P1"><text:tab/><text:tab/>MOBS[9][3]=15;</text:p>
      <text:p text:style-name="P1"><text:tab/><text:tab/>MOBS[9][4]=15;</text:p>
      <text:p text:style-name="P1"><text:tab/><text:tab/>MOBS[9][5]=50;</text:p>
      <text:p text:style-name="P1"><text:tab/><text:tab/>MOBS[9][6]=50;</text:p>
      <text:p text:style-name="P1"><text:tab/><text:tab/>MOBS[9][7]=50;</text:p>
      <text:p text:style-name="P1"><text:tab/><text:tab/>MOBS[9][8]=100;</text:p>
      <text:p text:style-name="P1"><text:tab/><text:tab/>MOBS[9][9]=20;</text:p>
      <text:p text:style-name="P1">//OurEnArm</text:p>
      <text:p text:style-name="P1"><text:tab/><text:tab/>MOBS[10][1]=400;</text:p>
      <text:p text:style-name="P1"><text:tab/><text:tab/>MOBS[10][2]=50;</text:p>
      <text:p text:style-name="P1"><text:tab/><text:tab/>MOBS[10][3]=30;</text:p>
      <text:p text:style-name="P1"><text:tab/><text:tab/>MOBS[10][4]=0;</text:p>
      <text:p text:style-name="P1"><text:tab/><text:tab/>MOBS[10][5]=10;</text:p>
      <text:p text:style-name="P1"><text:tab/><text:tab/>MOBS[10][6]=3;</text:p>
      <text:p text:style-name="P1"><text:tab/><text:tab/>MOBS[10][7]=0;</text:p>
      <text:p text:style-name="P1"><text:tab/><text:tab/>MOBS[10][8]=70;</text:p>
      <text:p text:style-name="P1"><text:tab/><text:tab/>MOBS[10][9]=200;</text:p>
      <text:p text:style-name="P1">//Palalol</text:p>
      <text:p text:style-name="P1"><text:tab/><text:tab/>MOBS[11][1]=300;</text:p>
      <text:p text:style-name="P1"><text:tab/><text:tab/>MOBS[11][2]=40;</text:p>
      <text:p text:style-name="P1"><text:tab/><text:tab/>MOBS[11][3]=40;</text:p>
      <text:p text:style-name="P1"><text:tab/><text:tab/>MOBS[11][4]=10;</text:p>
      <text:p text:style-name="P1"><text:tab/><text:tab/>MOBS[11][5]=20;</text:p>
      <text:p text:style-name="P1"><text:tab/><text:tab/>MOBS[11][6]=100;</text:p>
      <text:p text:style-name="P1"><text:tab/><text:tab/>MOBS[11][7]=20;</text:p>
      <text:p text:style-name="P1"><text:tab/><text:tab/>MOBS[11][8]=60;</text:p>
      <text:p text:style-name="P1"><text:soft-page-break/><text:tab/><text:tab/>MOBS[11][9]=100;</text:p>
      <text:p text:style-name="P1">//Nai</text:p>
      <text:p text:style-name="P1"><text:tab/><text:tab/>MOBS[12][1]=400;</text:p>
      <text:p text:style-name="P1"><text:tab/><text:tab/>MOBS[12][2]=100;</text:p>
      <text:p text:style-name="P1"><text:tab/><text:tab/>MOBS[12][3]=20;</text:p>
      <text:p text:style-name="P1"><text:tab/><text:tab/>MOBS[12][4]=5;</text:p>
      <text:p text:style-name="P1"><text:tab/><text:tab/>MOBS[12][5]=30;</text:p>
      <text:p text:style-name="P1"><text:tab/><text:tab/>MOBS[12][6]=50;</text:p>
      <text:p text:style-name="P1"><text:tab/><text:tab/>MOBS[12][7]=20;</text:p>
      <text:p text:style-name="P1"><text:tab/><text:tab/>MOBS[12][8]=20;</text:p>
      <text:p text:style-name="P1"><text:tab/><text:tab/>MOBS[12][9]=120;</text:p>
      <text:p text:style-name="P1">//PyrMag</text:p>
      <text:p text:style-name="P1"><text:tab/><text:tab/>MOBS[13][1]=200;</text:p>
      <text:p text:style-name="P1"><text:tab/><text:tab/>MOBS[13][2]=20;</text:p>
      <text:p text:style-name="P1"><text:tab/><text:tab/>MOBS[13][3]=5;</text:p>
      <text:p text:style-name="P1"><text:tab/><text:tab/>MOBS[13][4]=40;</text:p>
      <text:p text:style-name="P1"><text:tab/><text:tab/>MOBS[13][5]=75;</text:p>
      <text:p text:style-name="P1"><text:tab/><text:tab/>MOBS[13][6]=20;</text:p>
      <text:p text:style-name="P1"><text:tab/><text:tab/>MOBS[13][7]=100;</text:p>
      <text:p text:style-name="P1"><text:tab/><text:tab/>MOBS[13][8]=80;</text:p>
      <text:p text:style-name="P1"><text:tab/><text:tab/>MOBS[13][9]=80;</text:p>
      <text:p text:style-name="P1">//Arch</text:p>
      <text:p text:style-name="P1"><text:tab/><text:tab/>MOBS[14][1]=200;</text:p>
      <text:p text:style-name="P1"><text:tab/><text:tab/>MOBS[14][2]=20;</text:p>
      <text:p text:style-name="P1"><text:tab/><text:tab/>MOBS[14][3]=20;</text:p>
      <text:p text:style-name="P1"><text:tab/><text:tab/>MOBS[14][4]=20;</text:p>
      <text:p text:style-name="P1"><text:tab/><text:tab/>MOBS[14][5]=20;</text:p>
      <text:p text:style-name="P1"><text:tab/><text:tab/>MOBS[14][6]=50;</text:p>
      <text:p text:style-name="P1"><text:tab/><text:tab/>MOBS[14][7]=50;</text:p>
      <text:p text:style-name="P1"><text:tab/><text:tab/>MOBS[14][8]=30;</text:p>
      <text:p text:style-name="P1"><text:tab/><text:tab/>MOBS[14][9]=60;</text:p>
      <text:p text:style-name="P1">//Dradra</text:p>
      <text:p text:style-name="P1"><text:tab/><text:tab/>MOBS[15][1]=666;</text:p>
      <text:p text:style-name="P1"><text:tab/><text:tab/>MOBS[15][2]=42;</text:p>
      <text:p text:style-name="P1"><text:tab/><text:tab/>MOBS[15][3]=34;</text:p>
      <text:p text:style-name="P1"><text:tab/><text:tab/>MOBS[15][4]=69;</text:p>
      <text:p text:style-name="P1"><text:tab/><text:tab/>MOBS[15][5]=42;</text:p>
      <text:p text:style-name="P1"><text:tab/><text:tab/>MOBS[15][6]=46;</text:p>
      <text:p text:style-name="P1"><text:tab/><text:tab/>MOBS[15][7]=404;</text:p>
      <text:p text:style-name="P1"><text:tab/><text:tab/>MOBS[15][8]=110;</text:p>
      <text:p text:style-name="P1"><text:tab/><text:tab/>MOBS[15][9]=300;</text:p>
      <text:p text:style-name="P1">//Da mutherfckin SCRIPT</text:p>
      <text:p text:style-name="P1"><text:tab/><text:tab/>MOBS[16][1]=999;</text:p>
      <text:p text:style-name="P1"><text:tab/><text:tab/>MOBS[16][2]=999;</text:p>
      <text:p text:style-name="P1"><text:tab/><text:tab/>MOBS[16][3]=999;</text:p>
      <text:p text:style-name="P1"><text:tab/><text:tab/>MOBS[16][4]=999;</text:p>
      <text:p text:style-name="P1"><text:tab/><text:tab/>MOBS[16][5]=999;</text:p>
      <text:p text:style-name="P1"><text:tab/><text:tab/>MOBS[16][6]=999;</text:p>
      <text:p text:style-name="P1"><text:tab/><text:tab/>MOBS[16][7]=999;</text:p>
      <text:p text:style-name="P1"><text:tab/><text:tab/>MOBS[16][8]=0;</text:p>
      <text:p text:style-name="P1"><text:tab/><text:tab/>MOBS[16][9]=0;</text:p>
      <text:p text:style-name="P1"/>
      <text:p text:style-name="P1"><text:tab/><text:tab/>for(int j=1;j&lt;10;j++)</text:p>
      <text:p text:style-name="P1"><text:tab/><text:tab/>{</text:p>
      <text:p text:style-name="P1"><text:tab/><text:tab/>for(int i=1;i&lt;16;i++)</text:p>
      <text:p text:style-name="P1"><text:tab/><text:tab/>{</text:p>
      <text:p text:style-name="P1"><text:tab/><text:tab/><text:tab/>print(MOBS[i][j]+" ");</text:p>
      <text:p text:style-name="P1"><text:tab/><text:tab/>}</text:p>
      <text:p text:style-name="P1"><text:soft-page-break/><text:tab/><text:tab/>println(" ");</text:p>
      <text:p text:style-name="P1"><text:tab/><text:tab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175" meta:word-count="192" meta:character-count="2742"/>
    <dc:date>2016-03-21T20:45:46.74</dc:date>
    <meta:editing-duration>PT13M10S</meta:editing-duration>
    <meta:editing-cycles>1</meta:editing-cycles>
    <meta:generator>OpenOffice/4.0.1$Win32 OpenOffice.org_project/401m5$Build-9714</meta:generator>
  </office:meta>
</office:document-meta>
</file>